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officeooo:rsid="001714cd" officeooo:paragraph-rsid="001714cd"/>
    </style:style>
    <style:style style:name="P2" style:family="paragraph" style:parent-style-name="Standard">
      <style:text-properties style:text-underline-style="solid" style:text-underline-width="auto" style:text-underline-color="font-color" officeooo:rsid="001714cd" officeooo:paragraph-rsid="001714cd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officeooo:rsid="001714cd" officeooo:paragraph-rsid="001714cd"/>
    </style:style>
    <style:style style:name="P4" style:family="paragraph" style:parent-style-name="Standard" style:list-style-name="L1">
      <style:text-properties style:text-underline-style="solid" style:text-underline-width="auto" style:text-underline-color="font-color" fo:font-weight="normal" officeooo:rsid="001714cd" officeooo:paragraph-rsid="001714cd" style:font-weight-asian="normal" style:font-weight-complex="normal"/>
    </style:style>
    <style:style style:name="P5" style:family="paragraph" style:parent-style-name="Standard">
      <style:text-properties fo:font-weight="bold" officeooo:rsid="001714cd" officeooo:paragraph-rsid="001714cd" style:font-weight-asian="bold" style:font-weight-complex="bold"/>
    </style:style>
    <style:style style:name="P6" style:family="paragraph" style:parent-style-name="Standard">
      <style:text-properties fo:font-style="italic" fo:font-weight="bold" officeooo:rsid="001714cd" officeooo:paragraph-rsid="001714cd" style:font-style-asian="italic" style:font-weight-asian="bold" style:font-style-complex="italic" style:font-weight-complex="bold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>
      <style:text-properties officeooo:rsid="001714cd" officeooo:paragraph-rsid="001714cd"/>
    </style:style>
    <style:style style:name="P10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11" style:family="paragraph" style:parent-style-name="Text_20_body">
      <style:text-properties style:text-underline-style="solid" style:text-underline-width="auto" style:text-underline-color="font-color" officeooo:rsid="001714cd" officeooo:paragraph-rsid="001714cd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14" style:family="paragraph" style:parent-style-name="Text_20_body">
      <style:text-properties style:text-underline-style="none" officeooo:rsid="001714cd" officeooo:paragraph-rsid="001714cd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Теоретическая часть</text:p>
      <text:p text:style-name="P1"/>
      <text:p text:style-name="P6">Задание 1</text:p>
      <text:p text:style-name="P2">1. Что такое измерительные методы оценки программ?</text:p>
      <text:p text:style-name="P1">Измерительные методы оценки программ — это систематический сбор и анализ количественных данных о программном обеспечении с целью определения его характеристик, качества и эффективности. Эти методы используют различные метрики и показатели, чтобы объективно оценить такие аспекты, как размер, сложность, качество кода, производительность и другие параметры системы.</text:p>
      <text:p text:style-name="P2">2. Какие основные цели их применения?</text:p>
      <text:p text:style-name="P9">Цели применения измерительных методов включают:</text:p>
      <text:list text:style-name="L2">
        <text:list-item>
          <text:p text:style-name="P7">Объективную оценку качества программного продукта;</text:p>
        </text:list-item>
        <text:list-item>
          <text:p text:style-name="P7">Помощь в планировании и управлении проектами (например, оценка трудозатрат);</text:p>
        </text:list-item>
        <text:list-item>
          <text:p text:style-name="P7">Выявление проблемных участков кода для последующего улучшения;</text:p>
        </text:list-item>
        <text:list-item>
          <text:p text:style-name="P7">Контроль и мониторинг технического долга;</text:p>
        </text:list-item>
        <text:list-item>
          <text:p text:style-name="P7">Поддержка принятия решений о рефакторинге, оптимизации и тестировании;</text:p>
        </text:list-item>
        <text:list-item>
          <text:p text:style-name="P8">Обеспечение стандартизации и повышения качества разработки.</text:p>
        </text:list-item>
      </text:list>
      <text:p text:style-name="P1"/>
      <text:p text:style-name="P6">Задание 2</text:p>
      <text:p text:style-name="P2">1. Приведите примеры метрик и объясните, для чего они используются:</text:p>
      <text:list text:style-name="L1">
        <text:list-item>
          <text:p text:style-name="P3">Метрики размера</text:p>
        </text:list-item>
        <text:list-item>
          <text:p text:style-name="P3">Метрики сложности</text:p>
        </text:list-item>
        <text:list-item>
          <text:p text:style-name="P4">Метрики качества </text:p>
        </text:list-item>
      </text:list>
      <text:p text:style-name="P11"><text:span text:style-name="Strong_20_Emphasis"><text:span text:style-name="T2">Метрики размера</text:span></text:span><text:line-break/><text:span text:style-name="Emphasis"><text:span text:style-name="T1">Примеры:</text:span></text:span><text:span text:style-name="T1"> количество строк кода (Lines of Code, LOC), количество методов, файлов, классов.<text:line-break/></text:span><text:span text:style-name="Emphasis"><text:span text:style-name="T1">Использование:</text:span></text:span><text:span text:style-name="T1"> оценка объема системы, планирование ресурсов, сравнение различных модулей или версий, а также для оценки усилий, затраченных на разработку.</text:span></text:p>
      <text:list text:style-name="L3">
        <text:list-header>
          <text:p text:style-name="P10"><text:span text:style-name="Strong_20_Emphasis"><text:span text:style-name="T4">Метрики сложности</text:span></text:span><text:line-break/><text:span text:style-name="Emphasis">Примеры:</text:span> цикломатическая сложность, глубина вложенности, количество ветвлений.<text:line-break/><text:span text:style-name="Emphasis">Использование:</text:span> определение сложности кода, оценки его поддерживаемости, выявление участков, требующих рефакторинга, и оценки риска ошибок.</text:p>
          <text:p text:style-name="P10"><text:span text:style-name="Strong_20_Emphasis"><text:span text:style-name="T4">Метрики качества</text:span></text:span><text:line-break/><text:span text:style-name="Emphasis">Примеры:</text:span> покрытие тестами, количество найденных дефектов на тираж, уровень дублирования кода, степень комментирования.<text:line-break/><text:span text:style-name="Emphasis">Использование:</text:span> оценка надежности, читаемости, тестируемости и поддерживаемости системы, а также контроль соблюдения стандартов качества.</text:p>
        </text:list-header>
      </text:list>
      <text:p text:style-name="P2"/>
      <text:p text:style-name="P1"/>
      <text:p text:style-name="P6">Задание 3</text:p>
      <text:p text:style-name="P2">1. В каких случаях применяюстся метрики?</text:p>
      <text:p text:style-name="P14">Метрики применяются в следующих случаях:</text:p>
      <text:list text:style-name="L4">
        <text:list-item>
          <text:p text:style-name="P12">При оценке текущего состояния проекта и качества кода;</text:p>
        </text:list-item>
        <text:list-item>
          <text:p text:style-name="P12">Для планирования и оценки трудозатрат на разработку и поддержку;</text:p>
        </text:list-item>
        <text:list-item>
          <text:p text:style-name="P12">В процессе проведения ревью и аудитов кода;</text:p>
        </text:list-item>
        <text:list-item>
          <text:p text:style-name="P12"><text:soft-page-break/>Для автоматического контроля качества в рамках CI/CD;</text:p>
        </text:list-item>
        <text:list-item>
          <text:p text:style-name="P12">При рефакторинге и оптимизации системы;</text:p>
        </text:list-item>
        <text:list-item>
          <text:p text:style-name="P13">Для мониторинга технического долга и прогресса улучшений.</text:p>
        </text:list-item>
      </text:list>
      <text:p text:style-name="P2">2. Какие ограничения могут быть у измерительных методов?</text:p>
      <text:p text:style-name="P14">Ограничения включают:</text:p>
      <text:list text:style-name="L5">
        <text:list-item>
          <text:p text:style-name="P15">Возможность получения и интерпретации ложных или искаженных результатов (ложные срабатывания);</text:p>
        </text:list-item>
        <text:list-item>
          <text:p text:style-name="P15">Метрики могут не учитывать контекст или специфику проекта, что снижает их точность;</text:p>
        </text:list-item>
        <text:list-item>
          <text:p text:style-name="P15">Некоторые показатели не отражают качество или функциональность системы;</text:p>
        </text:list-item>
        <text:list-item>
          <text:p text:style-name="P15">Высокая зависимость от правильности и полноты сбора данных;</text:p>
        </text:list-item>
        <text:list-item>
          <text:p text:style-name="P15">Не все аспекты качества можно количественно измерить;</text:p>
        </text:list-item>
        <text:list-item>
          <text:p text:style-name="P16">Возможность злоупотребления метриками, что приведет к нарушению качества ради достижения количественных целей.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1:59:08.083901069</meta:creation-date>
    <dc:date>2025-06-03T12:08:00.687216126</dc:date>
    <meta:editing-duration>PT8M53S</meta:editing-duration>
    <meta:editing-cycles>1</meta:editing-cycles>
    <meta:document-statistic meta:table-count="0" meta:image-count="0" meta:object-count="0" meta:page-count="2" meta:paragraph-count="37" meta:word-count="356" meta:character-count="2745" meta:non-whitespace-character-count="2447"/>
    <meta:generator>LibreOffice/7.6.4.1$Linux_X86_64 LibreOffice_project/60$Build-1</meta:generator>
  </office:meta>
</office:document-meta>
</file>